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0204" officeooo:paragraph-rsid="00020204"/>
    </style:style>
    <style:style style:name="P2" style:family="paragraph" style:parent-style-name="Preformatted_20_Text">
      <style:text-properties officeooo:rsid="00020204" officeooo:paragraph-rsid="00020204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020204" officeooo:paragraph-rsid="00020204"/>
    </style:style>
    <style:style style:name="P5" style:family="paragraph" style:parent-style-name="Standard">
      <style:text-properties officeooo:rsid="0002324e" officeooo:paragraph-rsid="0002324e"/>
    </style:style>
    <style:style style:name="P6" style:family="paragraph" style:parent-style-name="Standard">
      <style:text-properties officeooo:rsid="0003522d" officeooo:paragraph-rsid="0003522d"/>
    </style:style>
    <style:style style:name="P7" style:family="paragraph" style:parent-style-name="Standard">
      <style:text-properties officeooo:rsid="00041f39" officeooo:paragraph-rsid="00041f39"/>
    </style:style>
    <style:style style:name="P8" style:family="paragraph" style:parent-style-name="Standard">
      <style:text-properties officeooo:rsid="000570f1" officeooo:paragraph-rsid="000570f1"/>
    </style:style>
    <style:style style:name="P9" style:family="paragraph" style:parent-style-name="Standard">
      <style:text-properties officeooo:rsid="000701f7" officeooo:paragraph-rsid="000701f7"/>
    </style:style>
    <style:style style:name="P10" style:family="paragraph" style:parent-style-name="Standard">
      <style:text-properties officeooo:rsid="0008ef4e" officeooo:paragraph-rsid="0008ef4e"/>
    </style:style>
    <style:style style:name="T1" style:family="text">
      <style:text-properties officeooo:rsid="0002324e"/>
    </style:style>
    <style:style style:name="T2" style:family="text">
      <style:text-properties officeooo:rsid="0003522d"/>
    </style:style>
    <style:style style:name="T3" style:family="text">
      <style:text-properties officeooo:rsid="00041f39"/>
    </style:style>
    <style:style style:name="T4" style:family="text">
      <style:text-properties officeooo:rsid="000701f7"/>
    </style:style>
    <style:style style:name="T5" style:family="text">
      <style:text-properties fo:color="#065f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DOOP</text:p>
      <text:p text:style-name="P4">1. CHECK WHETHER JAVA IS INSTALLED</text:p>
      <text:p text:style-name="P4">java -version</text:p>
      <text:p text:style-name="P4"/>
      <text:p text:style-name="P4">2. THEN RUN THE FOLLOWING COMMAND</text:p>
      <text:p text:style-name="P4">sudo apt-get update</text:p>
      <text:p text:style-name="P4"/>
      <text:p text:style-name="P4">if user not in sudoers list run this command</text:p>
      <text:p text:style-name="P2"><text:span text:style-name="Source_20_Text">su root </text:span></text:p>
      <text:p text:style-name="P3"><text:span text:style-name="Source_20_Text">nano /etc/sudoers</text:span></text:p>
      <text:p text:style-name="P1">Then add the user below admin user like below syntax.</text:p>
      <text:p text:style-name="P3"><text:span text:style-name="Source_20_Text">user_name ALL=(ALL) <text:s/>ALL</text:span></text:p>
      <text:p text:style-name="P4">3. INSTALL JAVA</text:p>
      <text:p text:style-name="P4">sudo apt-get install default-jdk</text:p>
      <text:p text:style-name="P4"><text:s/><text:span text:style-name="T1">java -version</text:span></text:p>
      <text:p text:style-name="P4"/>
      <text:p text:style-name="P4">4. <text:span text:style-name="T1">CREATE USER</text:span></text:p>
      <text:p text:style-name="P5">i. create group</text:p>
      <text:p text:style-name="P5">sudo addgroup hadoop</text:p>
      <text:p text:style-name="P5"/>
      <text:p text:style-name="P5">ii. add user</text:p>
      <text:p text:style-name="P5">sudo adduser --ingroup hadoop hduser</text:p>
      <text:p text:style-name="P5"/>
      <text:p text:style-name="P5">give the password and leave everything as it is</text:p>
      <text:p text:style-name="P5"/>
      <text:p text:style-name="P5">iii. Add hduser to sudoers list</text:p>
      <text:p text:style-name="P5">sudo adduser hduser sudo</text:p>
      <text:p text:style-name="P5"/>
      <text:p text:style-name="P5">iv. install this package</text:p>
      <text:p text:style-name="P5">sudo apt-get install openssh-server</text:p>
      <text:p text:style-name="P5"/>
      <text:p text:style-name="P5">v. <text:span text:style-name="T2">login into hduser</text:span></text:p>
      <text:p text:style-name="P5">su – hduser</text:p>
      <text:p text:style-name="P6">cd</text:p>
      <text:p text:style-name="P6">pwd</text:p>
      <text:p text:style-name="P6"/>
      <text:p text:style-name="P6">vi. to create key</text:p>
      <text:p text:style-name="P6">ssh-keygen -t rsa <text:s/>-P ""</text:p>
      <text:p text:style-name="P6">let the path be default and then enter</text:p>
      <text:p text:style-name="P6"/>
      <text:p text:style-name="P6">vii. To move the key from one fold to another</text:p>
      <text:p text:style-name="P6">cat <text:s/>$HOME/.ssh/id_rsa.pub <text:s/>&gt;&gt; <text:s/>$HOME/.ssh/authorized_keys</text:p>
      <text:p text:style-name="P6"/>
      <text:p text:style-name="P6">viii.log into localhost</text:p>
      <text:p text:style-name="P6">ssh localhost</text:p>
      <text:p text:style-name="P6">continue connecting give yes</text:p>
      <text:p text:style-name="P6"/>
      <text:p text:style-name="P6">ix.<text:span text:style-name="T3">exit the localhost</text:span></text:p>
      <text:p text:style-name="P7">exit</text:p>
      <text:p text:style-name="P7"/>
      <text:p text:style-name="P7"><text:soft-page-break/>x. <text:s/>install hadoop</text:p>
      <text:p text:style-name="P7">link1:-<text:a xlink:type="simple" xlink:href="https://www.youtube.com/redirect?event=video_description&amp;redir_token=QUFFLUhqbk9MclF2T0d4UzA5VGN5OXBzZXJ4WXhkeVFMd3xBQ3Jtc0ttZFQ0cUNxc2xiQlNYZDJQNmlwOG01RkM5WDFPYzZjaTAzN09YU1k1eTVDdUZDX0tjUEJITW83eXk5Nnl1bkNEbmhxQ3BQQWF4eWhnMWlnWkFOS3RJNG1JS1V5TTZVc0NwNTVwaTRfN3g1dEpZSy14TQ&amp;q=http%3A%2F%2Fwww-eu.apache.org%2Fdist%2Fhadoop%2Fcommon%2F&amp;v=5rJTPMLKsq0" office:target-frame-name="_blank" xlink:show="new" text:style-name="Internet_20_link" text:visited-style-name="Visited_20_Internet_20_Link"><text:span text:style-name="T5">http://www-eu.apache.org/dist/hadoop/...</text:span></text:a></text:p>
      <text:p text:style-name="P8">Move the file to desktop</text:p>
      <text:p text:style-name="P8"/>
      <text:p text:style-name="P8">pwd</text:p>
      <text:p text:style-name="P8">cd /home/ishu/</text:p>
      <text:p text:style-name="P8">ls</text:p>
      <text:p text:style-name="P6">cd Desktop/</text:p>
      <text:p text:style-name="P8">ls</text:p>
      <text:p text:style-name="P9">sudo tar -xvzf hadoop-3.3.1.tar.gz</text:p>
      <text:p text:style-name="P9">ls</text:p>
      <text:p text:style-name="P9"><text:s/></text:p>
      <text:p text:style-name="P9">Move the folder</text:p>
      <text:p text:style-name="P9">sudo mv hadoop-3.3.1 /usr/local/hadoop</text:p>
      <text:p text:style-name="P9"/>
      <text:p text:style-name="P9">Change the owner</text:p>
      <text:p text:style-name="P9">sudo chown -R hduser /usr/local</text:p>
      <text:p text:style-name="P9"/>
      <text:p text:style-name="P9">Edit the following files</text:p>
      <text:p text:style-name="P9">sudo nano ~/.bashrc</text:p>
      <text:p text:style-name="P10">--&gt;paste the contents from configuration file</text:p>
      <text:p text:style-name="P10">source ~/.bashrc</text:p>
      <text:p text:style-name="P10"/>
      <text:p text:style-name="P10">hadoop-env.sh</text:p>
      <text:p text:style-name="P10">sudo gedit /usr/local/hadoop/etc/hadoop/hadoop-env.sh</text:p>
      <text:p text:style-name="P9">export JAVA_HOME=/usr/lib/jvm/java-8-openjdk-amd6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8:37:29.826236403</meta:creation-date>
    <dc:date>2023-06-20T22:28:12.556673716</dc:date>
    <meta:editing-duration>PT1H48M43S</meta:editing-duration>
    <meta:editing-cycles>1</meta:editing-cycles>
    <meta:document-statistic meta:table-count="0" meta:image-count="0" meta:object-count="0" meta:page-count="2" meta:paragraph-count="59" meta:word-count="208" meta:character-count="1355" meta:non-whitespace-character-count="1197"/>
    <meta:generator>LibreOffice/6.4.7.2$Linux_X86_64 LibreOffice_project/40$Build-2</meta:generator>
  </office:meta>
</office:document-meta>
</file>